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T21" style:parent-style-name="Hyperkobling" style:family="text">
      <style:text-properties fo:font-size="13.5pt" style:font-size-asian="13.5pt" style:font-size-complex="13.5pt"/>
    </style:style>
    <style:style style:name="T22" style:parent-style-name="Hyperkobling" style:family="text">
      <style:text-properties fo:font-size="13.5pt" style:font-size-asian="13.5pt" style:font-size-complex="13.5pt"/>
    </style:style>
    <style:style style:name="T23" style:parent-style-name="Hyperkobling" style:family="text">
      <style:text-properties fo:font-size="13.5pt" style:font-size-asian="13.5pt" style:font-size-complex="13.5pt"/>
    </style:style>
    <style:style style:name="T24" style:parent-style-name="Standardskriftforavsnitt" style:family="text">
      <style:text-properties style:font-name="Segoe UI Emoji" style:font-name-asian="Segoe UI Emoji" style:font-name-complex="Segoe UI Emoji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Programmering<text:s/>animasjon</text:p>
      <text:p text:style-name="P2">Mål for oppgåve, laga ein animasjon med lyd som delvis former navnet mitt.</text:p>
      <text:p text:style-name="P3">Det funka ikkje med lyd og det funka heller ikkje å få animasjonen over 20 sekunder så eg tar nokon «Kreative friheter» å ingorerer lyd, og lager nokon få kortare animasjonar som viser kva eg kan, detta står også som kommetarar i koden sjølv.</text:p>
      <text:p text:style-name="P4">Kva de forskjellige programmene viser</text:p>
      <text:p text:style-name="P5">Index: att eg kan linka til andre dokumenter</text:p>
      <text:p text:style-name="P6"/>
      <text:p text:style-name="P7">Stor O: Att eg vet korleis eg redigerer html text med css</text:p>
      <text:p text:style-name="P8"><text:tab/>Att eg vet korleis eg lagar egen text med css</text:p>
      <text:p text:style-name="P9"><text:tab/>Att att eg vet korleis keyframes funker</text:p>
      <text:p text:style-name="P10"><text:tab/>Att eg vet korleis bra design ser ut</text:p>
      <text:p text:style-name="P11"/>
      <text:p text:style-name="P12">Kul framtids ting: Att eg vet korleis eg redigerer html text med css</text:p>
      <text:p text:style-name="P13"><text:tab/>Att eg vet korleis eg lagar egen text med css</text:p>
      <text:p text:style-name="P14"><text:tab/>Att att eg vet korleis keyframes funker</text:p>
      <text:p text:style-name="P15"><text:tab/>Att eg vet korleis bra design ser ut</text:p>
      <text:p text:style-name="P16"><text:tab/>Att eg vet korleis eg redigerer html elementer med css</text:p>
      <text:p text:style-name="P17"/>
      <text:p text:style-name="P18">Box sirkel: Att eg vet korleis keyframes funker</text:p>
      <text:p text:style-name="P19"><text:tab/>Att eg vet korleis eg lager ein basic box animasjon</text:p>
      <text:p text:style-name="P20"/>
      <text:p text:style-name="Normal"><text:a xlink:href="https://www.youtube.com/watch?v=dQw4w9WgXcQ" office:target-frame-name="_top" xlink:show="replace"><text:span text:style-name="T21">100% not porn, veldigt seriøs oppgave pls klik</text:span><text:bookmark-start text:name="_Hlt62039907"/><text:bookmark-start text:name="_Hlt62039908"/><text:span text:style-name="T22">k</text:span><text:bookmark-end text:name="_Hlt62039907"/><text:bookmark-end text:name="_Hlt62039908"/><text:span text:style-name="T23">, no virus!! GUARANTEED!!!</text:span></text:a></text:p>
      <text:p text:style-name="Normal">Overaskelse<text:span text:style-name="T24">😉</text:span></text:p>
      <text:p text:style-name="P25"/>
      <text:p text:style-name="P26"/>
      <text:p text:style-name="P27"/>
      <text:p text:style-name="P2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nn" fo:country="NO" fo:hyphenate="false"/>
    </style:style>
    <style:style style:name="Standardskriftforavsnitt" style:display-name="Standardskrift for avsnitt" style:family="text"/>
    <style:style style:name="Hyperkobling" style:display-name="Hyperkobling" style:family="text" style:parent-style-name="Standardskriftforavsnitt">
      <style:text-properties fo:color="#0000FF" style:text-underline-type="single" style:text-underline-style="solid" style:text-underline-width="auto" style:text-underline-mode="continuous"/>
    </style:style>
    <style:style style:name="Fulgthyperkobling" style:display-name="Fulgt hyperkobling" style:family="text" style:parent-style-name="Standardskriftforavsnit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norre Søvold</meta:initial-creator>
    <dc:creator>Snorre Søvold</dc:creator>
    <meta:creation-date>2020-10-21T11:48:00Z</meta:creation-date>
    <dc:date>2021-01-20T12:05:00Z</dc:date>
    <meta:template xlink:href="Normal" xlink:type="simple"/>
    <meta:editing-cycles>2</meta:editing-cycles>
    <meta:editing-duration>PT70560S</meta:editing-duration>
    <meta:user-defined meta:name="ContentTypeId">0x0101005A7BDA037F3483409E5C90EC02F05241</meta:user-defined>
    <meta:document-statistic meta:page-count="1" meta:paragraph-count="2" meta:word-count="177" meta:character-count="1116" meta:row-count="7" meta:non-whitespace-character-count="941"/>
  </office:meta>
</office:document-meta>
</file>